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14b" officeooo:paragraph-rsid="0000314b"/>
    </style:style>
    <style:style style:name="P2" style:family="paragraph" style:parent-style-name="Standard">
      <style:text-properties fo:font-weight="bold" officeooo:rsid="0001ecc3" officeooo:paragraph-rsid="0001ecc3" style:font-weight-asian="bold" style:font-weight-complex="bold"/>
    </style:style>
    <style:style style:name="P3" style:family="paragraph" style:parent-style-name="Standard">
      <style:text-properties fo:font-weight="bold" officeooo:rsid="00051ac2" officeooo:paragraph-rsid="00051ac2" style:font-weight-asian="bold" style:font-weight-complex="bold"/>
    </style:style>
    <style:style style:name="P4" style:family="paragraph" style:parent-style-name="Standard">
      <style:text-properties fo:font-weight="normal" officeooo:rsid="00036978" officeooo:paragraph-rsid="00036978" style:font-weight-asian="normal" style:font-weight-complex="normal"/>
    </style:style>
    <style:style style:name="P5" style:family="paragraph" style:parent-style-name="Standard">
      <style:text-properties fo:font-weight="normal" officeooo:rsid="00036978" officeooo:paragraph-rsid="00051ac2" style:font-weight-asian="normal" style:font-weight-complex="normal"/>
    </style:style>
    <style:style style:name="P6" style:family="paragraph" style:parent-style-name="Standard">
      <style:text-properties fo:font-weight="normal" officeooo:rsid="000536be" officeooo:paragraph-rsid="000536be" style:font-weight-asian="normal" style:font-weight-complex="normal"/>
    </style:style>
    <style:style style:name="T1" style:family="text">
      <style:text-properties officeooo:rsid="00051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ópicos para aula 27/2</text:p>
      <text:p text:style-name="P1"/>
      <text:p text:style-name="P1">Arp → Address resolution protocol</text:p>
      <text:p text:style-name="P1">VLSM → Variable lengh subnet masks</text:p>
      <text:p text:style-name="P1">Route Aggregation</text:p>
      <text:p text:style-name="P1"/>
      <text:p text:style-name="P1">Arp=&gt; É um protocolo de interação entre o nível 2 (ligação de dados) e o nível 3 (rede)</text:p>
      <text:p text:style-name="P1"/>
      <text:p text:style-name="P1">Endereços IP =&gt; Endereços MAC</text:p>
      <text:p text:style-name="P1"/>
      <text:p text:style-name="P1">Este protocolo opera em redes em difusão (broadcast), por exemplo Ethernet, e permite obter o endereço físico (MAC) associado a um endereço ip para efectuar entrega local de informação.</text:p>
      <text:p text:style-name="P1"/>
      <text:p text:style-name="P2">VLSM</text:p>
      <text:p text:style-name="P2"/>
      <text:p text:style-name="P4">Rede 1 – 60 maquinas =&gt; 2^6=64 (6 bits de host)</text:p>
      <text:p text:style-name="P4"/>
      <text:p text:style-name="P4">10.0.0.xxxx xxxx</text:p>
      <text:p text:style-name="P4"/>
      <text:p text:style-name="P4">Rede: 10.0.0.0/26</text:p>
      <text:p text:style-name="P4">BC: 10.0.0.63/26</text:p>
      <text:p text:style-name="P4"/>
      <text:p text:style-name="P4">Rede 2 – 12 maquinas → 2^4=16 (4 bits de host)</text:p>
      <text:p text:style-name="P4"/>
      <text:p text:style-name="P4">10.0.0.01xx xxxx</text:p>
      <text:p text:style-name="P4"/>
      <text:p text:style-name="P4">Rede: 10.0.0.0100 0000 =&gt; 10.0.0.64/28</text:p>
      <text:p text:style-name="P4">BC: 10.0.0.0100 1111 =&gt; 10.0.0.79/28</text:p>
      <text:p text:style-name="P4"/>
      <text:p text:style-name="P4">Rede 3 – 10 máquinas =&gt; 2^4=16 (4 bits de host)</text:p>
      <text:p text:style-name="P4"/>
      <text:p text:style-name="P4">10.0.0.0101 xxxx</text:p>
      <text:p text:style-name="P4"/>
      <text:p text:style-name="P4">Rede: 10.0.0.80/28</text:p>
      <text:p text:style-name="P4">BC: 10.0.0.95/28</text:p>
      <text:p text:style-name="P4"/>
      <text:p text:style-name="P4">Rede 4 – 3 máquinas =&gt; 2^<text:span text:style-name="T1">3</text:span>=<text:span text:style-name="T1">6-2=4</text:span> (<text:span text:style-name="T1">3</text:span> bits de host)</text:p>
      <text:p text:style-name="P4"/>
      <text:p text:style-name="P4">10.0.0.011<text:span text:style-name="T1">0</text:span> 0<text:span text:style-name="T1">x</text:span>xx</text:p>
      <text:p text:style-name="P4"/>
      <text:p text:style-name="P4">Rede: 10.0.0.<text:span text:style-name="T1">96</text:span>/<text:span text:style-name="T1">29</text:span></text:p>
      <text:p text:style-name="P5">BC: 10.0.0.<text:span text:style-name="T1">103</text:span>/<text:span text:style-name="T1">29</text:span></text:p>
      <text:p text:style-name="P5"/>
      <text:p text:style-name="P3">Agregação de endereços – tem como objetivo reduzir o nº de entradas da tabela de encaminhamento</text:p>
      <text:p text:style-name="P3"/>
      <text:p text:style-name="P6">Para atingir o objetivo agrega nas tabelas de encaminhamento as redes para as quais os acessos são pelo rout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2-27T19:36:01.038000000</dc:date>
    <meta:editing-duration>PT29M20S</meta:editing-duration>
    <meta:editing-cycles>2</meta:editing-cycles>
    <meta:document-statistic meta:table-count="0" meta:image-count="0" meta:object-count="0" meta:page-count="1" meta:paragraph-count="26" meta:word-count="174" meta:character-count="1045" meta:non-whitespace-character-count="892"/>
  </office:meta>
</office:document-meta>
</file>